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122cm" table:align="right"/>
    </style:style>
    <style:style style:name="Table1.A" style:family="table-column">
      <style:table-column-properties style:column-width="3.344cm"/>
    </style:style>
    <style:style style:name="Table1.B" style:family="table-column">
      <style:table-column-properties style:column-width="0.374cm"/>
    </style:style>
    <style:style style:name="Table1.C" style:family="table-column">
      <style:table-column-properties style:column-width="11.404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0d1c39" officeooo:paragraph-rsid="000d1c39"/>
    </style:style>
    <style:style style:name="P2" style:family="paragraph" style:parent-style-name="Standard">
      <style:text-properties officeooo:rsid="000ece29" officeooo:paragraph-rsid="000ece29"/>
    </style:style>
    <style:style style:name="P3" style:family="paragraph" style:parent-style-name="Standard">
      <style:text-properties officeooo:paragraph-rsid="001a3e64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1fd2d" officeooo:paragraph-rsid="0014e7ca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15a4da" officeooo:paragraph-rsid="0015a4da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1a3e64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95f27" officeooo:paragraph-rsid="001cf2bf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95f27" officeooo:paragraph-rsid="001e624a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195f27" officeooo:paragraph-rsid="0020a1a4"/>
    </style:style>
    <style:style style:name="P10" style:family="paragraph" style:parent-style-name="Table_20_Contents">
      <style:text-properties officeooo:rsid="0015a4da" officeooo:paragraph-rsid="0015a4da"/>
    </style:style>
    <style:style style:name="P11" style:family="paragraph" style:parent-style-name="Table_20_Contents">
      <style:text-properties officeooo:rsid="00176a76" officeooo:paragraph-rsid="00176a76"/>
    </style:style>
    <style:style style:name="P12" style:family="paragraph" style:parent-style-name="Table_20_Contents">
      <style:text-properties officeooo:rsid="001cf2bf" officeooo:paragraph-rsid="001cf2bf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paragraph-rsid="001a3e64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rsid="0011fd2d" officeooo:paragraph-rsid="00133cfd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officeooo:rsid="001b8619" officeooo:paragraph-rsid="001b8619"/>
    </style:style>
    <style:style style:name="P16" style:family="paragraph" style:parent-style-name="Standard">
      <style:paragraph-properties fo:margin-left="1.251cm" fo:margin-right="0cm" fo:line-height="100%" fo:text-indent="0cm" style:auto-text-indent="false"/>
      <style:text-properties officeooo:paragraph-rsid="0020a1a4"/>
    </style:style>
    <style:style style:name="P17" style:family="paragraph" style:parent-style-name="ParaAttribute4">
      <style:paragraph-properties fo:margin-left="1.251cm" fo:margin-right="0cm" fo:line-height="100%" fo:text-indent="0cm" style:auto-text-indent="false"/>
      <style:text-properties officeooo:paragraph-rsid="0020a1a4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officeooo:paragraph-rsid="001a3e64"/>
    </style:style>
    <style:style style:name="P19" style:family="paragraph" style:parent-style-name="Text_20_body">
      <style:paragraph-properties fo:margin-left="2.501cm" fo:margin-right="0cm" fo:text-indent="0cm" style:auto-text-indent="false"/>
      <style:text-properties officeooo:rsid="00201d8d" officeooo:paragraph-rsid="00201d8d"/>
    </style:style>
    <style:style style:name="P20" style:family="paragraph" style:parent-style-name="Text_20_body">
      <style:paragraph-properties fo:margin-left="2.501cm" fo:margin-right="0cm" fo:text-indent="0cm" style:auto-text-indent="false"/>
      <style:text-properties officeooo:rsid="00201d8d" officeooo:paragraph-rsid="0020a1a4"/>
    </style:style>
    <style:style style:name="P21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officeooo:rsid="001cf2bf" officeooo:paragraph-rsid="001cf2bf"/>
    </style:style>
    <style:style style:name="P2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officeooo:rsid="001cf2bf" officeooo:paragraph-rsid="001e624a"/>
    </style:style>
    <style:style style:name="P23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officeooo:rsid="001cf2bf" officeooo:paragraph-rsid="0020a1a4"/>
    </style:style>
    <style:style style:name="P24" style:family="paragraph" style:parent-style-name="Text_20_body">
      <style:paragraph-properties fo:margin-left="2.501cm" fo:margin-right="0cm" fo:text-indent="0cm" style:auto-text-indent="false"/>
      <style:text-properties officeooo:rsid="001cf2bf" officeooo:paragraph-rsid="001e624a"/>
    </style:style>
    <style:style style:name="P25" style:family="paragraph" style:parent-style-name="Text_20_body">
      <style:paragraph-properties fo:margin-left="2.501cm" fo:margin-right="0cm" fo:text-indent="0cm" style:auto-text-indent="false"/>
      <style:text-properties officeooo:rsid="001cf2bf" officeooo:paragraph-rsid="0020a1a4"/>
    </style:style>
    <style:style style:name="P26" style:family="paragraph" style:parent-style-name="ParaAttribute7">
      <style:paragraph-properties fo:margin-left="2.501cm" fo:margin-right="0cm" fo:line-height="100%" fo:text-indent="0cm" style:auto-text-indent="false"/>
      <style:text-properties officeooo:paragraph-rsid="0020a1a4"/>
    </style:style>
    <style:style style:name="P27" style:family="paragraph" style:parent-style-name="Text_20_body">
      <style:paragraph-properties fo:margin-left="3.752cm" fo:margin-right="0cm" fo:text-indent="0cm" style:auto-text-indent="false"/>
      <style:text-properties officeooo:paragraph-rsid="001a3e64"/>
    </style:style>
    <style:style style:name="P28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95f27" officeooo:paragraph-rsid="001cf2bf"/>
    </style:style>
    <style:style style:name="P29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95f27" officeooo:paragraph-rsid="001e624a"/>
    </style:style>
    <style:style style:name="P30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95f27" officeooo:paragraph-rsid="001febfc"/>
    </style:style>
    <style:style style:name="P31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95f27" officeooo:paragraph-rsid="00201d8d"/>
    </style:style>
    <style:style style:name="P32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95f27" officeooo:paragraph-rsid="0020a1a4"/>
    </style:style>
    <style:style style:name="P33" style:family="paragraph" style:parent-style-name="Text_20_body">
      <style:paragraph-properties fo:margin-left="3.752cm" fo:margin-right="0cm" fo:text-indent="0cm" style:auto-text-indent="false"/>
      <style:text-properties officeooo:rsid="001cf2bf" officeooo:paragraph-rsid="001cf2bf"/>
    </style:style>
    <style:style style:name="P34" style:family="paragraph" style:parent-style-name="Text_20_body">
      <style:paragraph-properties fo:margin-left="3.752cm" fo:margin-right="0cm" fo:text-indent="0cm" style:auto-text-indent="false"/>
      <style:text-properties officeooo:rsid="001cf2bf" officeooo:paragraph-rsid="00201d8d"/>
    </style:style>
    <style:style style:name="P35" style:family="paragraph" style:parent-style-name="Text_20_body">
      <style:paragraph-properties fo:margin-left="3.752cm" fo:margin-right="0cm" fo:text-indent="0cm" style:auto-text-indent="false"/>
      <style:text-properties officeooo:rsid="001cf2bf" officeooo:paragraph-rsid="0020a1a4"/>
    </style:style>
    <style:style style:name="P36" style:family="paragraph" style:parent-style-name="ParaAttribute8">
      <style:paragraph-properties fo:margin-left="3.752cm" fo:margin-right="0cm" fo:line-height="100%" fo:text-indent="0cm" style:auto-text-indent="false"/>
      <style:text-properties officeooo:paragraph-rsid="0020a1a4"/>
    </style:style>
    <style:style style:name="P37" style:family="paragraph" style:parent-style-name="ParaAttribute8">
      <style:paragraph-properties fo:margin-left="6.35cm" fo:margin-right="0cm" fo:line-height="100%" fo:text-indent="0cm" style:auto-text-indent="false"/>
      <style:text-properties officeooo:paragraph-rsid="0020a1a4"/>
    </style:style>
    <style:style style:name="P38" style:family="paragraph" style:parent-style-name="ParaAttribute8">
      <style:paragraph-properties fo:margin-left="5.08cm" fo:margin-right="0cm" fo:line-height="100%" fo:text-indent="0cm" style:auto-text-indent="false"/>
      <style:text-properties officeooo:paragraph-rsid="0020a1a4"/>
    </style:style>
    <style:style style:name="P39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95f27" officeooo:paragraph-rsid="00239807"/>
    </style:style>
    <style:style style:name="P40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95f27" officeooo:paragraph-rsid="002877a8"/>
    </style:style>
    <style:style style:name="P41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95f27" officeooo:paragraph-rsid="0029629b"/>
    </style:style>
    <style:style style:name="P42" style:family="paragraph" style:parent-style-name="Text_20_body">
      <style:paragraph-properties fo:margin-left="3.752cm" fo:margin-right="0cm" fo:text-indent="0cm" style:auto-text-indent="false"/>
      <style:text-properties officeooo:rsid="00195f27" officeooo:paragraph-rsid="0029629b"/>
    </style:style>
    <style:style style:name="P43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e624a" officeooo:paragraph-rsid="002877a8"/>
    </style:style>
    <style:style style:name="P44" style:family="paragraph" style:parent-style-name="Text_20_body">
      <style:paragraph-properties fo:margin-left="3.752cm" fo:margin-right="0cm" fo:text-indent="0cm" style:auto-text-indent="false"/>
      <style:text-properties officeooo:rsid="001e624a" officeooo:paragraph-rsid="002967d8"/>
    </style:style>
    <style:style style:name="P45" style:family="paragraph" style:parent-style-name="Text_20_body">
      <style:paragraph-properties fo:margin-left="3.752cm" fo:margin-right="0cm" fo:text-indent="0cm" style:auto-text-indent="false"/>
      <style:text-properties officeooo:rsid="001cf2bf" officeooo:paragraph-rsid="002967d8"/>
    </style:style>
    <style:style style:name="P46" style:family="paragraph" style:parent-style-name="Text_20_body">
      <style:paragraph-properties fo:margin-left="3.752cm" fo:margin-right="0cm" fo:text-indent="0cm" style:auto-text-indent="false"/>
      <style:text-properties officeooo:paragraph-rsid="002c4718"/>
    </style:style>
    <style:style style:name="P47" style:family="paragraph" style:parent-style-name="Text_20_body">
      <style:paragraph-properties fo:margin-left="3.752cm" fo:margin-right="0cm" fo:text-indent="0cm" style:auto-text-indent="false"/>
      <style:text-properties officeooo:paragraph-rsid="002f7159"/>
    </style:style>
    <style:style style:name="P48" style:family="paragraph" style:parent-style-name="Text_20_body">
      <style:paragraph-properties fo:margin-left="3.752cm" fo:margin-right="0cm" fo:text-indent="0cm" style:auto-text-indent="false"/>
      <style:text-properties officeooo:rsid="0030d28e" officeooo:paragraph-rsid="0030d28e"/>
    </style:style>
    <style:style style:name="P49" style:family="paragraph" style:parent-style-name="Text_20_body">
      <style:paragraph-properties fo:margin-left="3.752cm" fo:margin-right="0cm" fo:text-indent="0cm" style:auto-text-indent="false"/>
      <style:text-properties officeooo:paragraph-rsid="00324abf"/>
    </style:style>
    <style:style style:name="P50" style:family="paragraph" style:parent-style-name="Text_20_body">
      <style:paragraph-properties fo:margin-left="3.752cm" fo:margin-right="0cm" fo:text-indent="0cm" style:auto-text-indent="false"/>
      <style:text-properties officeooo:paragraph-rsid="003317d8"/>
    </style:style>
    <style:style style:name="P51" style:family="paragraph" style:parent-style-name="Text_20_body">
      <style:paragraph-properties fo:margin-left="3.752cm" fo:margin-right="0cm" fo:text-indent="0cm" style:auto-text-indent="false"/>
      <style:text-properties officeooo:paragraph-rsid="00358e45"/>
    </style:style>
    <style:style style:name="P52" style:family="paragraph" style:parent-style-name="Text_20_body">
      <style:paragraph-properties fo:margin-left="3.752cm" fo:margin-right="0cm" fo:text-indent="0cm" style:auto-text-indent="false"/>
      <style:text-properties officeooo:paragraph-rsid="0035b3d1"/>
    </style:style>
    <style:style style:name="P53" style:family="paragraph" style:parent-style-name="Text_20_body">
      <style:paragraph-properties fo:margin-left="3.752cm" fo:margin-right="0cm" fo:text-indent="0cm" style:auto-text-indent="false"/>
      <style:text-properties officeooo:paragraph-rsid="003781e7"/>
    </style:style>
    <style:style style:name="P54" style:family="paragraph" style:parent-style-name="Text_20_body">
      <style:paragraph-properties fo:margin-left="3.752cm" fo:margin-right="0cm" fo:text-indent="0cm" style:auto-text-indent="false"/>
      <style:text-properties officeooo:paragraph-rsid="0037e354"/>
    </style:style>
    <style:style style:name="P55" style:family="paragraph" style:parent-style-name="Text_20_body">
      <style:paragraph-properties fo:margin-left="3.752cm" fo:margin-right="0cm" fo:text-indent="0cm" style:auto-text-indent="false"/>
      <style:text-properties officeooo:paragraph-rsid="00390f6a"/>
    </style:style>
    <style:style style:name="P56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officeooo:rsid="001e624a" officeooo:paragraph-rsid="0027bb2f"/>
    </style:style>
    <style:style style:name="P57" style:family="paragraph" style:parent-style-name="Text_20_body">
      <style:paragraph-properties fo:margin-left="2.501cm" fo:margin-right="0cm" fo:text-indent="0cm" style:auto-text-indent="false"/>
      <style:text-properties officeooo:rsid="00201d8d" officeooo:paragraph-rsid="00292193"/>
    </style:style>
    <style:style style:name="P58" style:family="paragraph" style:parent-style-name="Text_20_body">
      <style:paragraph-properties fo:margin-left="2.501cm" fo:margin-right="0cm" fo:text-indent="0cm" style:auto-text-indent="false"/>
      <style:text-properties officeooo:rsid="00201d8d" officeooo:paragraph-rsid="002967d8"/>
    </style:style>
    <style:style style:name="P59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officeooo:rsid="001cf2bf" officeooo:paragraph-rsid="00292193"/>
    </style:style>
    <style:style style:name="P60" style:family="paragraph" style:parent-style-name="Text_20_body">
      <style:paragraph-properties fo:margin-left="2.501cm" fo:margin-right="0cm" fo:text-indent="0cm" style:auto-text-indent="false"/>
      <style:text-properties officeooo:rsid="001cf2bf" officeooo:paragraph-rsid="002967d8"/>
    </style:style>
    <style:style style:name="P61" style:family="paragraph" style:parent-style-name="Text_20_body">
      <style:paragraph-properties fo:margin-left="2.501cm" fo:margin-right="0cm" fo:text-indent="0cm" style:auto-text-indent="false"/>
      <style:text-properties officeooo:rsid="002c4718" officeooo:paragraph-rsid="002c4718"/>
    </style:style>
    <style:style style:name="P62" style:family="paragraph" style:parent-style-name="Text_20_body">
      <style:paragraph-properties fo:margin-left="2.501cm" fo:margin-right="0cm" fo:text-indent="0cm" style:auto-text-indent="false"/>
      <style:text-properties officeooo:paragraph-rsid="003781e7"/>
    </style:style>
    <style:style style:name="P63" style:family="paragraph" style:parent-style-name="Text_20_body">
      <style:paragraph-properties fo:margin-left="2.501cm" fo:margin-right="0cm" fo:text-indent="0cm" style:auto-text-indent="false"/>
      <style:text-properties officeooo:paragraph-rsid="0037e354"/>
    </style:style>
    <style:style style:name="P64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officeooo:paragraph-rsid="00347f67"/>
    </style:style>
    <style:style style:name="P65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officeooo:paragraph-rsid="00358e45"/>
    </style:style>
    <style:style style:name="P66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officeooo:paragraph-rsid="0035b3d1"/>
    </style:style>
    <style:style style:name="P67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officeooo:paragraph-rsid="003781e7"/>
    </style:style>
    <style:style style:name="P68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officeooo:paragraph-rsid="0037e354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rsid="002877a8" officeooo:paragraph-rsid="001cf2bf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195f27" officeooo:paragraph-rsid="002877a8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195f27" officeooo:paragraph-rsid="00292193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rsid="001cf2bf" officeooo:paragraph-rsid="001cf2bf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rsid="00195f27" officeooo:paragraph-rsid="001e624a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rsid="00195f27" officeooo:paragraph-rsid="0020a1a4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195f27" officeooo:paragraph-rsid="00292193"/>
    </style:style>
    <style:style style:name="P76" style:family="paragraph" style:parent-style-name="Text_20_body">
      <style:paragraph-properties fo:margin-left="1.251cm" fo:margin-right="0cm" fo:text-indent="0cm" style:auto-text-indent="false"/>
      <style:text-properties fo:color="#0000ff" officeooo:paragraph-rsid="001a3e64"/>
    </style:style>
    <style:style style:name="P77" style:family="paragraph" style:parent-style-name="Text_20_body">
      <style:paragraph-properties fo:margin-left="1.251cm" fo:margin-right="0cm" fo:text-indent="0cm" style:auto-text-indent="false"/>
      <style:text-properties fo:color="#0000ff" officeooo:rsid="003781e7" officeooo:paragraph-rsid="003781e7"/>
    </style:style>
    <style:style style:name="P78" style:family="paragraph" style:parent-style-name="Text_20_body">
      <style:paragraph-properties fo:margin-left="1.251cm" fo:margin-right="0cm" fo:text-indent="0cm" style:auto-text-indent="false"/>
      <style:text-properties fo:color="#0000ff" officeooo:rsid="0037e354" officeooo:paragraph-rsid="0037e354"/>
    </style:style>
    <style:style style:name="P79" style:family="paragraph" style:parent-style-name="Text_20_body">
      <style:paragraph-properties fo:margin-left="1.251cm" fo:margin-right="0cm" fo:text-indent="0cm" style:auto-text-indent="false"/>
      <style:text-properties officeooo:paragraph-rsid="003781e7"/>
    </style:style>
    <style:style style:name="P80" style:family="paragraph" style:parent-style-name="Text_20_body">
      <style:paragraph-properties fo:margin-left="1.251cm" fo:margin-right="0cm" fo:text-indent="0cm" style:auto-text-indent="false"/>
      <style:text-properties officeooo:paragraph-rsid="0037e354"/>
    </style:style>
    <style:style style:name="P81" style:family="paragraph" style:parent-style-name="Text_20_body">
      <style:paragraph-properties fo:margin-left="6.253cm" fo:margin-right="0cm" fo:text-indent="0cm" style:auto-text-indent="false"/>
      <style:text-properties officeooo:paragraph-rsid="003781e7"/>
    </style:style>
    <style:style style:name="P82" style:family="paragraph" style:parent-style-name="Text_20_body">
      <style:paragraph-properties fo:margin-left="6.253cm" fo:margin-right="0cm" fo:text-indent="0cm" style:auto-text-indent="false"/>
      <style:text-properties officeooo:paragraph-rsid="00394793"/>
    </style:style>
    <style:style style:name="P83" style:family="paragraph" style:parent-style-name="Text_20_body">
      <style:paragraph-properties fo:margin-left="7.504cm" fo:margin-right="0cm" fo:text-indent="0cm" style:auto-text-indent="false"/>
      <style:text-properties officeooo:paragraph-rsid="00347f67"/>
    </style:style>
    <style:style style:name="P84" style:family="paragraph" style:parent-style-name="Text_20_body">
      <style:paragraph-properties fo:margin-left="7.504cm" fo:margin-right="0cm" fo:text-indent="0cm" style:auto-text-indent="false"/>
      <style:text-properties officeooo:paragraph-rsid="00358e45"/>
    </style:style>
    <style:style style:name="P85" style:family="paragraph" style:parent-style-name="Heading_20_1" style:list-style-name="WWNum1">
      <style:paragraph-properties fo:margin-left="0cm" fo:margin-right="0cm" fo:margin-top="0.423cm" fo:margin-bottom="0.212cm" loext:contextual-spacing="false" fo:text-indent="0cm" style:auto-text-indent="false"/>
      <style:text-properties officeooo:rsid="0014e7ca" officeooo:paragraph-rsid="001a3e64"/>
    </style:style>
    <style:style style:name="P86" style:family="paragraph" style:parent-style-name="ParaAttribute8">
      <style:paragraph-properties fo:margin-left="7.504cm" fo:margin-right="0cm" fo:line-height="100%" fo:text-indent="0cm" style:auto-text-indent="false"/>
      <style:text-properties officeooo:paragraph-rsid="003781e7"/>
    </style:style>
    <style:style style:name="P87" style:family="paragraph" style:parent-style-name="ParaAttribute8">
      <style:paragraph-properties fo:margin-left="5.002cm" fo:margin-right="0cm" fo:line-height="100%" fo:text-indent="0cm" style:auto-text-indent="false"/>
      <style:text-properties officeooo:paragraph-rsid="002877a8"/>
    </style:style>
    <style:style style:name="P88" style:family="paragraph" style:parent-style-name="ParaAttribute8">
      <style:paragraph-properties fo:margin-left="6.253cm" fo:margin-right="0cm" fo:line-height="100%" fo:text-indent="0cm" style:auto-text-indent="false"/>
      <style:text-properties officeooo:paragraph-rsid="002877a8"/>
    </style:style>
    <style:style style:name="P89" style:family="paragraph" style:parent-style-name="ParaAttribute8">
      <style:paragraph-properties fo:margin-left="6.253cm" fo:margin-right="0cm" fo:line-height="100%" fo:text-indent="0cm" style:auto-text-indent="false"/>
      <style:text-properties officeooo:paragraph-rsid="0020a1a4"/>
    </style:style>
    <style:style style:name="P90" style:family="paragraph" style:parent-style-name="ParaAttribute8">
      <style:paragraph-properties fo:margin-left="6.253cm" fo:margin-right="0cm" fo:line-height="100%" fo:text-indent="0cm" style:auto-text-indent="false"/>
      <style:text-properties officeooo:paragraph-rsid="002f7159"/>
    </style:style>
    <style:style style:name="P91" style:family="paragraph" style:parent-style-name="ParaAttribute8">
      <style:paragraph-properties fo:margin-left="6.253cm" fo:margin-right="0cm" fo:line-height="100%" fo:text-indent="0cm" style:auto-text-indent="false"/>
      <style:text-properties officeooo:paragraph-rsid="0037e354"/>
    </style:style>
    <style:style style:name="P92" style:family="paragraph" style:parent-style-name="ParaAttribute8">
      <style:paragraph-properties fo:margin-left="5.08cm" fo:margin-right="0cm" fo:line-height="100%" fo:text-indent="0cm" style:auto-text-indent="false"/>
      <style:text-properties officeooo:paragraph-rsid="002f7159"/>
    </style:style>
    <style:style style:name="P93" style:family="paragraph" style:parent-style-name="ParaAttribute8">
      <style:paragraph-properties fo:margin-left="5.08cm" fo:margin-right="0cm" fo:line-height="100%" fo:text-indent="0cm" style:auto-text-indent="false"/>
      <style:text-properties officeooo:paragraph-rsid="00324abf"/>
    </style:style>
    <style:style style:name="P94" style:family="paragraph" style:parent-style-name="ParaAttribute8">
      <style:paragraph-properties fo:margin-left="5.08cm" fo:margin-right="0cm" fo:line-height="100%" fo:text-indent="0cm" style:auto-text-indent="false"/>
      <style:text-properties officeooo:paragraph-rsid="00347f67"/>
    </style:style>
    <style:style style:name="P95" style:family="paragraph" style:parent-style-name="ParaAttribute8">
      <style:paragraph-properties fo:margin-left="5.08cm" fo:margin-right="0cm" fo:line-height="100%" fo:text-indent="0cm" style:auto-text-indent="false"/>
      <style:text-properties officeooo:paragraph-rsid="00358e45"/>
    </style:style>
    <style:style style:name="P96" style:family="paragraph" style:parent-style-name="ParaAttribute8">
      <style:paragraph-properties fo:margin-left="5.08cm" fo:margin-right="0cm" fo:line-height="100%" fo:text-indent="0cm" style:auto-text-indent="false"/>
      <style:text-properties officeooo:paragraph-rsid="0035b3d1"/>
    </style:style>
    <style:style style:name="P97" style:family="paragraph" style:parent-style-name="ParaAttribute8">
      <style:paragraph-properties fo:margin-left="5.08cm" fo:margin-right="0cm" fo:line-height="100%" fo:text-indent="0cm" style:auto-text-indent="false"/>
      <style:text-properties officeooo:paragraph-rsid="003781e7"/>
    </style:style>
    <style:style style:name="P98" style:family="paragraph" style:parent-style-name="ParaAttribute8">
      <style:paragraph-properties fo:margin-left="5.08cm" fo:margin-right="0cm" fo:line-height="100%" fo:text-indent="0cm" style:auto-text-indent="false"/>
      <style:text-properties officeooo:paragraph-rsid="0037e354"/>
    </style:style>
    <style:style style:name="P99" style:family="paragraph" style:parent-style-name="ParaAttribute7">
      <style:paragraph-properties fo:margin-left="2.501cm" fo:margin-right="0cm" fo:line-height="100%" fo:text-indent="0cm" style:auto-text-indent="false"/>
      <style:text-properties officeooo:paragraph-rsid="003317d8"/>
    </style:style>
    <style:style style:name="P100" style:family="paragraph" style:parent-style-name="ParaAttribute7">
      <style:paragraph-properties fo:margin-left="6.253cm" fo:margin-right="0cm" fo:line-height="100%" fo:text-indent="0cm" style:auto-text-indent="false"/>
      <style:text-properties officeooo:paragraph-rsid="00324abf"/>
    </style:style>
    <style:style style:name="T1" style:family="text">
      <style:text-properties officeooo:rsid="000ece29"/>
    </style:style>
    <style:style style:name="T2" style:family="text">
      <style:text-properties officeooo:rsid="00109e51"/>
    </style:style>
    <style:style style:name="T3" style:family="text">
      <style:text-properties officeooo:rsid="0011fd2d"/>
    </style:style>
    <style:style style:name="T4" style:family="text">
      <style:text-properties officeooo:rsid="00176a76"/>
    </style:style>
    <style:style style:name="T5" style:family="text">
      <style:text-properties officeooo:rsid="001cf2bf"/>
    </style:style>
    <style:style style:name="T6" style:family="text">
      <style:text-properties fo:color="#0000ff"/>
    </style:style>
    <style:style style:name="T7" style:family="text">
      <style:text-properties fo:color="#0000ff" officeooo:rsid="001cf2bf"/>
    </style:style>
    <style:style style:name="T8" style:family="text">
      <style:text-properties fo:color="#0000ff" officeooo:rsid="001febfc"/>
    </style:style>
    <style:style style:name="T9" style:family="text">
      <style:text-properties fo:color="#0000ff" fo:font-size="12pt" style:font-size-asian="12pt" style:font-size-complex="12pt"/>
    </style:style>
    <style:style style:name="T10" style:family="text">
      <style:text-properties fo:color="#0000ff" fo:font-size="12pt" officeooo:rsid="002877a8" style:font-size-asian="12pt" style:font-size-complex="12pt"/>
    </style:style>
    <style:style style:name="T11" style:family="text">
      <style:text-properties fo:color="#0000ff" fo:font-size="12pt" officeooo:rsid="002f7159" style:font-size-asian="12pt" style:font-size-complex="12pt"/>
    </style:style>
    <style:style style:name="T12" style:family="text">
      <style:text-properties fo:color="#0000ff" fo:font-size="12pt" officeooo:rsid="00347f67" style:font-size-asian="12pt" style:font-size-complex="12pt"/>
    </style:style>
    <style:style style:name="T13" style:family="text">
      <style:text-properties fo:color="#0000ff" fo:font-size="12pt" officeooo:rsid="0035b3d1" style:font-size-asian="12pt" style:font-size-complex="12pt"/>
    </style:style>
    <style:style style:name="T14" style:family="text">
      <style:text-properties fo:color="#0000ff" fo:font-size="12pt" officeooo:rsid="003781e7" style:font-size-asian="12pt" style:font-size-complex="12pt"/>
    </style:style>
    <style:style style:name="T15" style:family="text">
      <style:text-properties fo:color="#0000ff" fo:font-size="12pt" officeooo:rsid="0037e354" style:font-size-asian="12pt" style:font-size-complex="12pt"/>
    </style:style>
    <style:style style:name="T16" style:family="text">
      <style:text-properties fo:color="#0000ff" fo:font-size="12pt" officeooo:rsid="00394793" style:font-size-asian="12pt" style:font-size-complex="12pt"/>
    </style:style>
    <style:style style:name="T17" style:family="text">
      <style:text-properties fo:color="#0000ff" officeooo:rsid="0020a1a4"/>
    </style:style>
    <style:style style:name="T18" style:family="text">
      <style:text-properties fo:color="#0000ff" officeooo:rsid="00201d8d"/>
    </style:style>
    <style:style style:name="T19" style:family="text">
      <style:text-properties fo:color="#0000ff" officeooo:rsid="00239807"/>
    </style:style>
    <style:style style:name="T20" style:family="text">
      <style:text-properties fo:color="#0000ff" officeooo:rsid="0027bb2f"/>
    </style:style>
    <style:style style:name="T21" style:family="text">
      <style:text-properties fo:color="#0000ff" officeooo:rsid="00292193"/>
    </style:style>
    <style:style style:name="T22" style:family="text">
      <style:text-properties fo:color="#0000ff" officeooo:rsid="0029629b"/>
    </style:style>
    <style:style style:name="T23" style:family="text">
      <style:text-properties fo:color="#0000ff" officeooo:rsid="003781e7"/>
    </style:style>
    <style:style style:name="T24" style:family="text">
      <style:text-properties fo:color="#0000ff" officeooo:rsid="0037e354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c4718" style:font-size-asian="12pt" style:font-size-complex="12pt"/>
    </style:style>
    <style:style style:name="T27" style:family="text">
      <style:text-properties fo:font-size="12pt" officeooo:rsid="00324abf" style:font-size-asian="12pt" style:font-size-complex="12pt"/>
    </style:style>
    <style:style style:name="T28" style:family="text">
      <style:text-properties fo:font-size="12pt" officeooo:rsid="003317d8" style:font-size-asian="12pt" style:font-size-complex="12pt"/>
    </style:style>
    <style:style style:name="T29" style:family="text">
      <style:text-properties fo:font-size="12pt" officeooo:rsid="003781e7" style:font-size-asian="12pt" style:font-size-complex="12pt"/>
    </style:style>
    <style:style style:name="T30" style:family="text">
      <style:text-properties fo:font-size="12pt" officeooo:rsid="003a7589" style:font-size-asian="12pt" style:font-size-complex="12pt"/>
    </style:style>
    <style:style style:name="T31" style:family="text">
      <style:text-properties fo:color="#3333ff" officeooo:rsid="001cf2bf"/>
    </style:style>
    <style:style style:name="T32" style:family="text">
      <style:text-properties fo:color="#3333ff" officeooo:rsid="001febfc"/>
    </style:style>
    <style:style style:name="T33" style:family="text">
      <style:text-properties fo:color="#3333ff" officeooo:rsid="00239807"/>
    </style:style>
    <style:style style:name="T34" style:family="text">
      <style:text-properties fo:color="#3333ff" officeooo:rsid="0029629b"/>
    </style:style>
    <style:style style:name="T35" style:family="text">
      <style:text-properties officeooo:rsid="0027bb2f"/>
    </style:style>
    <style:style style:name="T36" style:family="text">
      <style:text-properties style:use-window-font-color="true" officeooo:rsid="0020a1a4"/>
    </style:style>
    <style:style style:name="T37" style:family="text">
      <style:text-properties style:use-window-font-color="true" officeooo:rsid="0027bb2f"/>
    </style:style>
    <style:style style:name="T38" style:family="text">
      <style:text-properties style:use-window-font-color="true" officeooo:rsid="002877a8"/>
    </style:style>
    <style:style style:name="T39" style:family="text">
      <style:text-properties officeooo:rsid="002877a8"/>
    </style:style>
    <style:style style:name="T40" style:family="text">
      <style:text-properties officeooo:rsid="0029629b"/>
    </style:style>
    <style:style style:name="T41" style:family="text">
      <style:text-properties officeooo:rsid="002967d8"/>
    </style:style>
    <style:style style:name="T42" style:family="text">
      <style:text-properties officeooo:rsid="002c4718"/>
    </style:style>
    <style:style style:name="T43" style:family="text">
      <style:text-properties style:font-size-complex="12pt"/>
    </style:style>
    <style:style style:name="T44" style:family="text">
      <style:text-properties officeooo:rsid="002e06ef"/>
    </style:style>
    <style:style style:name="T45" style:family="text">
      <style:text-properties officeooo:rsid="0030d28e"/>
    </style:style>
    <style:style style:name="T46" style:family="text">
      <style:text-properties officeooo:rsid="003781e7"/>
    </style:style>
    <style:style style:name="T47" style:family="text">
      <style:text-properties officeooo:rsid="0037e3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Title">Interface à la base de données</text:p>
      <text:p text:style-name="P1"/>
      <text:p text:style-name="P1"/>
      <text:p text:style-name="P1"><text:tab/>L'interface à la base de données se compose de trois parties : une partie serveur et deux partie client, l'une en java pour android, l'autre en javaScript pour la page web.</text:p>
      <text:p text:style-name="P1"/>
      <text:p text:style-name="P1"><text:tab/>La partie serveur se fait via des scripts PHP. <text:s/>Il existe deux scripts PHP, le premier pour écrire dans les tables de la BD est le plus souvent adressée par la page web, le second script sert à la lecture et est, pour l'heure, principale utilisé par le client android. <text:s/><text:span text:style-name="T1">Toutes les requêtes au script PHP se reçoivent une structure JSON en réponse.</text:span></text:p>
      <text:p text:style-name="P1"/>
      <text:p text:style-name="P2"><text:tab/>Les partie clients Android se fait via une série de classes DbAccess. <text:s/><text:span text:style-name="T2">Ces classes supportent 2 type de bases de données : une locale et une distante. <text:s/>Le module d'accès distant envois les requêtes aux scripts PHP et décodent les réponses retournées pour encapsuler, s'il y a lieu, le résultat dans des classes facile à manipuler par l'interface usager. <text:s/>Le module d'accès local, gère, sous SQLite, une image qui est un sous ensemble de la base de donnés distante.</text:span></text:p>
      <text:p text:style-name="P2"/>
      <text:h text:style-name="Heading_20_1" text:outline-level="1"><text:span text:style-name="T2">P</text:span>HP</text:h>
      <text:p text:style-name="Text_20_body"><text:tab/><text:span text:style-name="T3">Toutes les requêtes aux scripts PHP reçoivent une réponse en format JSON du type :</text:span></text:p>
      <text:p text:style-name="P14"><text:tab/>{«Status» : «Success/Fail», [data]}</text:p>
      <text:p text:style-name="P15">Si le <text:span text:style-name="T3">«Status» </text:span>est «Fail», data sera un message d'erreur de la forme :</text:p>
      <text:p text:style-name="P15"><text:tab/>«errMsg» : «message identifiant l'erreur»</text:p>
      <text:p text:style-name="P15">autrement data variera selon le type de requête effectuée.</text:p>
      <text:p text:style-name="P15"/>
      <text:p text:style-name="P4"><text:tab/>Il existe 4 scripts PHP :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<text:span text:style-name="T4">i</text:span>ndex.pĥp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5">Sert principalement à permettre au client de valider la présence du serveur, prévient une forme superficielle de hackage.</text:p>
          </table:table-cell>
        </table:table-row>
        <table:table-row>
          <table:table-cell table:style-name="Table1.A1" office:value-type="string">
            <text:p text:style-name="P10"><text:span text:style-name="T4">c</text:span>onnexion.php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Établi la connexion avec la base de donnée.</text:p>
            <text:p text:style-name="P12">Possède les fonctions communes à tout les accès à la base de données</text:p>
          </table:table-cell>
        </table:table-row>
        <table:table-row>
          <table:table-cell table:style-name="Table1.A1" office:value-type="string">
            <text:p text:style-name="P10">Writer.php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1">Script permettant d'écrire dans la base de données.</text:p>
          </table:table-cell>
        </table:table-row>
        <table:table-row>
          <table:table-cell table:style-name="Table1.A1" office:value-type="string">
            <text:p text:style-name="P10">Reader.<text:span text:style-name="T4">php</text:span>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1">Script de lecture de la base de données.</text:p>
          </table:table-cell>
        </table:table-row>
      </table:table>
      <text:p text:style-name="P4"/>
      <text:p text:style-name="P70"><text:tab/>Les deux dernier fichier sont ceux actuellement adressé par les diverse applications client. </text:p>
      <text:h text:style-name="Heading_20_2" text:outline-level="2"><text:soft-page-break/><text:span text:style-name="T39">Writer.PHP</text:span> </text:h>
      <text:p text:style-name="P70">Le script «Writer.php» est le plus simple. Les routines ont une correspondance 1 pour 1 avec les tables de la base de données. Ses routines sont :</text:p>
      <text:p text:style-name="P70"/>
      <text:p text:style-name="P7"><text:tab/><text:span text:style-name="T7">newLigue</text:span><text:span text:style-name="T5"> – Permet </text:span>Permet d'inscrire une nouvelle ligue. </text:p>
      <text:p text:style-name="P21">Paramètres :</text:p>
      <text:p text:style-name="P28"><text:span text:style-name="T5">- </text:span><text:span text:style-name="T7">Nom_Ligue</text:span><text:span text:style-name="T5"> – le nom de la ligue, type String</text:span></text:p>
      <text:p text:style-name="P28"><text:span text:style-name="T5">- </text:span><text:span text:style-name="T7">ID_Personne</text:span><text:span text:style-name="T5"> – identifiant du gestionnaire de la ligue, type Int.</text:span></text:p>
      <text:p text:style-name="P24">Si «Status» est «Success», retourne le nouvel identifiant de la ligue sous la forme :</text:p>
      <text:p text:style-name="P33">«Id» : «identifiant»</text:p>
      <text:p text:style-name="P19"><text:span text:style-name="T5">S</text:span>et identifiant sera désigné ID_Ligue.</text:p>
      <text:p text:style-name="P72"/>
      <text:p text:style-name="P7"><text:tab/><text:span text:style-name="T6">newPersonne</text:span><text:span text:style-name="T5"> – </text:span>Permet d'inscrire une nouvelle fiche Personne. </text:p>
      <text:p text:style-name="P21">Paramètres :</text:p>
      <text:p text:style-name="P28"><text:span text:style-name="T5">- </text:span><text:span text:style-name="T6">Nom</text:span><text:span text:style-name="T5"> – Nom de famille de la personne, type String</text:span></text:p>
      <text:p text:style-name="P28"><text:span text:style-name="T5">- </text:span><text:span text:style-name="T7">prenom</text:span><text:span text:style-name="T5"> – Prénom de la personne, type String</text:span></text:p>
      <text:p text:style-name="P31"><text:span text:style-name="T5">- </text:span><text:span text:style-name="T7">Date_Naissance</text:span><text:span text:style-name="T5"> – Nom de famille de la personne, type Date (facultatif)</text:span></text:p>
      <text:p text:style-name="P31"><text:span text:style-name="T5">- </text:span><text:span text:style-name="T7">telephone</text:span><text:span text:style-name="T5"> – numéro de téléphone, type String. (facultatif)</text:span></text:p>
      <text:p text:style-name="P31"><text:span text:style-name="T5">- </text:span><text:span text:style-name="T7">courriel</text:span><text:span text:style-name="T5"> – adresse courriel de la personne, type String. (facultatif)</text:span></text:p>
      <text:p text:style-name="P31"><text:span text:style-name="T5">- </text:span><text:span text:style-name="T7">adresse</text:span><text:span text:style-name="T5"> – son adresse, type String. (facultatif)</text:span></text:p>
      <text:p text:style-name="P22">Seul les nom et prénom doivent absolument être présent pour créer l'entrée dans la table.</text:p>
      <text:p text:style-name="P24">Si «Status» est «Success», retourne le nouvel identifiant de la personne sous la forme :</text:p>
      <text:p text:style-name="P34">«Id» : «identifiant»</text:p>
      <text:p text:style-name="P19"><text:span text:style-name="T5">Set identifiant sera désigné ID_</text:span>Personne.</text:p>
      <text:p text:style-name="P8"/>
      <text:p text:style-name="P8"><text:tab/><text:span text:style-name="T6">newEquipe</text:span><text:span text:style-name="T5"> – Enregistre une nouvelle équipe, liée à un ligue et une sous-ligue</text:span>. </text:p>
      <text:p text:style-name="P22">Paramètres :</text:p>
      <text:p text:style-name="P30"><text:span text:style-name="T5">- </text:span><text:span text:style-name="T8">Nom_Equipe</text:span><text:span text:style-name="T5"> – Nom de l'équipe , type String</text:span></text:p>
      <text:p text:style-name="P30"><text:span text:style-name="T5">- </text:span><text:span text:style-name="T8">ID_Ligue</text:span><text:span text:style-name="T5"> – identifiant de la ligue à laquelle appartient l'équipe, type Int</text:span></text:p>
      <text:p text:style-name="P31"><text:span text:style-name="T5">- </text:span><text:span text:style-name="T8">ID_SousLigue</text:span><text:span text:style-name="T5"> – identifiant de la sous-ligue à laquelle appartient l'équipe, type Int (facultatif)</text:span></text:p>
      <text:p text:style-name="P24">Si «Status» est «Success», retourne le nouvel identifiant de l'équipe sous la forme :</text:p>
      <text:p text:style-name="P34">«Id» : «identifiant»</text:p>
      <text:p text:style-name="P19"><text:span text:style-name="T5">Set identifiant sera désigné ID_</text:span>Equipe.</text:p>
      <text:p text:style-name="P8"/>
      <text:p text:style-name="P8"><text:soft-page-break/><text:tab/><text:span text:style-name="T6">newAlignement</text:span><text:span text:style-name="T5"> – Inscrit une nouvelle entrée dans la table des Alignements</text:span></text:p>
      <text:p text:style-name="P22">Paramètres :</text:p>
      <text:p text:style-name="P29"><text:span text:style-name="T5">- </text:span><text:span text:style-name="T7">ID_</text:span><text:span text:style-name="T17">Personne</text:span><text:span text:style-name="T5"> – Nom de famille de la personne, type String</text:span></text:p>
      <text:p text:style-name="P32"><text:span text:style-name="T5">- </text:span><text:span text:style-name="T33">ID</text:span><text:span text:style-name="T7">_</text:span><text:span text:style-name="T18">Equipe</text:span><text:span text:style-name="T5"> – Prénom de la personne, type String</text:span></text:p>
      <text:p text:style-name="P29"><text:span text:style-name="T5">- </text:span><text:span text:style-name="T17">ID_Saison</text:span><text:span text:style-name="T5"> – Nom de famille de la personne, type Date.</text:span></text:p>
      <text:p text:style-name="P29"><text:span text:style-name="T5">- </text:span><text:span text:style-name="T17">position</text:span><text:span text:style-name="T5"> – numéro de téléphone, type String.</text:span></text:p>
      <text:p text:style-name="P29"><text:span text:style-name="T5">- </text:span><text:span text:style-name="T7">numero</text:span><text:span text:style-name="T5">_</text:span><text:span text:style-name="T17">Chandail</text:span><text:span text:style-name="T5"> – adresse courriel de la personne, type String.</text:span></text:p>
      <text:p text:style-name="P29"><text:span text:style-name="T5">- </text:span><text:span text:style-name="T17">temporaire</text:span><text:span text:style-name="T5"> – son adresse, type String. (facultatif)</text:span></text:p>
      <text:p text:style-name="P56"><text:span text:style-name="T5">S</text:span>eul le <text:span text:style-name="T35">champ </text:span><text:span text:style-name="T17">temporaire</text:span><text:span text:style-name="T36"> </text:span><text:span text:style-name="T37">peut </text:span><text:s/>être <text:span text:style-name="T35">laiss</text:span>é <text:span text:style-name="T35">vide pour créer</text:span> l'entrée dans la table, <text:span text:style-name="T35">la valeur «faux» sera inséré par le script si le champ est nul.</text:span></text:p>
      <text:p text:style-name="P24">Si «Status» est «Success», retourne le nouvel identifiant de la ligue sous la forme :</text:p>
      <text:p text:style-name="P34">«Id» : «identifiant»</text:p>
      <text:p text:style-name="P20"><text:span text:style-name="T5">Set identifiant sera désigné ID_</text:span>Alignement.</text:p>
      <text:p text:style-name="P9"/>
      <text:p text:style-name="P9"><text:tab/><text:span text:style-name="T6">new</text:span><text:span text:style-name="T17">Saison</text:span><text:span text:style-name="T5"> – Enregistre une nouvelle saison</text:span> </text:p>
      <text:p text:style-name="P23">Paramètres :</text:p>
      <text:p text:style-name="P32"><text:span text:style-name="T5">- </text:span><text:span text:style-name="T8">ID_Ligue</text:span><text:span text:style-name="T5"> – Identifiant de la ligue à laquelle appartient l'équipe, type Int</text:span></text:p>
      <text:p text:style-name="P32"><text:span text:style-name="T5">- </text:span><text:span text:style-name="T17">Date_Debut</text:span><text:span text:style-name="T5"> – Date de début de la saison, type Date.</text:span></text:p>
      <text:p text:style-name="P32"><text:span text:style-name="T5">- </text:span><text:span text:style-name="T17">Date_Fin</text:span><text:span text:style-name="T5"> – Date où la saison se termine, type Date.</text:span></text:p>
      <text:p text:style-name="P32"><text:span text:style-name="T5">- </text:span><text:span text:style-name="T17">numero Saison</text:span><text:span text:style-name="T5"> – Numéro de saison, type int.</text:span></text:p>
      <text:p text:style-name="P25">Si «Status» est «Success», retourne le nouvel identifiant de l'équipe sous la forme :</text:p>
      <text:p text:style-name="P35">«Id» : «identifiant»</text:p>
      <text:p text:style-name="P25">Set identifiant sera désigné ID_Saison.</text:p>
      <text:p text:style-name="P9"/>
      <text:p text:style-name="P9"><text:tab/><text:span text:style-name="T6">newPartie</text:span><text:span text:style-name="T5"> – Inscrit une nouvelle Partie dans la table.</text:span>. </text:p>
      <text:p text:style-name="P23">Paramètres :</text:p>
      <text:p text:style-name="P32"><text:span text:style-name="T5">- </text:span><text:span text:style-name="T19">lieu</text:span><text:span text:style-name="T5"> – Location ou la partie à lieu , type String</text:span></text:p>
      <text:p text:style-name="P32"><text:span text:style-name="T5">- </text:span><text:span text:style-name="T31">dure</text:span><text:span text:style-name="T32">e</text:span><text:span text:style-name="T5"> – Durée de la partie, type time (facultatif)</text:span></text:p>
      <text:p text:style-name="P39"><text:span text:style-name="T5">- </text:span><text:span text:style-name="T31">D</text:span><text:span text:style-name="T19">ate_Partie</text:span><text:span text:style-name="T5"> – Date à laquelle la partie a lieu, type Date</text:span></text:p>
      <text:p text:style-name="P39"><text:span text:style-name="T5">- </text:span><text:span text:style-name="T31">ID_Equipe</text:span><text:span text:style-name="T33">1</text:span><text:span text:style-name="T5"> – Identifiant de l'équipe 1, type Int</text:span></text:p>
      <text:p text:style-name="P39"><text:span text:style-name="T5">- </text:span><text:span text:style-name="T31">ID_Equipe</text:span><text:span text:style-name="T33">1</text:span><text:span text:style-name="T5"> – Identifiant de l'équipe 2, type Int</text:span></text:p>
      <text:p text:style-name="P39"><text:span text:style-name="T5">- </text:span><text:span text:style-name="T33">pointage1</text:span><text:span text:style-name="T5"> – Pointage final de l'équipe 1, type Int (facultatif)</text:span></text:p>
      <text:p text:style-name="P40"><text:span text:style-name="T5">- </text:span><text:span text:style-name="T33">pointage2</text:span><text:span text:style-name="T5"> – Pointage final de l'équipe 2, type Int (facultatif)</text:span></text:p>
      <text:p text:style-name="P43"><text:span text:style-name="T5">S</text:span>eul le <text:span text:style-name="T35">champ </text:span><text:span text:style-name="T31">dure</text:span><text:span text:style-name="T32">e</text:span><text:span text:style-name="T35"> et de </text:span><text:span text:style-name="T33">pointage</text:span><text:span text:style-name="T36"> </text:span><text:span text:style-name="T37">peu</text:span><text:span text:style-name="T38">ven</text:span><text:span text:style-name="T37">t</text:span> être <text:span text:style-name="T35">laiss</text:span>é <text:span text:style-name="T35">vide pour créer</text:span> l'entrée dans la table<text:span text:style-name="T35">.</text:span></text:p>
      <text:p text:style-name="P25"><text:soft-page-break/>Si «Status» est «Success», retourne le nouvel identifiant de l'équipe sous la forme :</text:p>
      <text:p text:style-name="P35">«Id» : «identifiant»</text:p>
      <text:p text:style-name="P57"><text:span text:style-name="T5">Set identifiant sera désigné ID_Parti</text:span>e.</text:p>
      <text:p text:style-name="P71"/>
      <text:p text:style-name="P71"><text:tab/><text:span text:style-name="T6">new</text:span><text:span text:style-name="T21">Event</text:span><text:span text:style-name="T5"> – Inscrit une nouvelle Partie dans la table.</text:span>. </text:p>
      <text:p text:style-name="P59">Paramètres :</text:p>
      <text:p text:style-name="P41"><text:span text:style-name="T5">- </text:span><text:span text:style-name="T7">id</text:span><text:span text:style-name="T21">But</text:span><text:span text:style-name="T5"> – Identifiant de la personne qui marque un but , type Int (facultatif).</text:span></text:p>
      <text:p text:style-name="P42"><text:span text:style-name="T5">- </text:span><text:span text:style-name="T34">idPasse</text:span><text:span text:style-name="T5"> – Durée de la partie, type Int (facultatif)</text:span></text:p>
      <text:p text:style-name="P42"><text:span text:style-name="T5">- </text:span><text:span text:style-name="T34">idPartie</text:span><text:span text:style-name="T5"> – Durée de la partie, type Int</text:span></text:p>
      <text:p text:style-name="P42"><text:span text:style-name="T5">- </text:span><text:span text:style-name="T34">idPenalite</text:span><text:span text:style-name="T5"> – Durée de la partie, type Int (facultatif)</text:span></text:p>
      <text:p text:style-name="P42"><text:span text:style-name="T5">- </text:span><text:span text:style-name="T34">idLancer</text:span><text:span text:style-name="T5"> – Durée de la partie, type Int (facultatif)</text:span></text:p>
      <text:p text:style-name="P44"><text:span text:style-name="T5">S</text:span>eul le <text:span text:style-name="T35">champ </text:span><text:span text:style-name="T20">idPartie</text:span><text:span text:style-name="T35"> est absolument nécessaire pour créer</text:span> l'entrée dans la table, <text:span text:style-name="T40">mais au moins une autre champ parmi </text:span><text:span text:style-name="T22">idBut</text:span><text:span text:style-name="T40">, </text:span><text:span text:style-name="T22">idPenalite</text:span><text:span text:style-name="T40"> et </text:span><text:span text:style-name="T22">idLancer</text:span><text:span text:style-name="T40"> doit être présent.</text:span></text:p>
      <text:p text:style-name="P60">Si «Status» est «Success», retourne le nouvel identifiant de l'é<text:span text:style-name="T41">vènement</text:span> sous la forme :</text:p>
      <text:p text:style-name="P45">«Id» : «identifiant»</text:p>
      <text:p text:style-name="P58"><text:span text:style-name="T5">Set identifiant sera désigné ID_Evenement.</text:span></text:p>
      <text:p text:style-name="P69"/>
      <text:h text:style-name="Heading_20_2" text:outline-level="2">Reader.php</text:h>
      <text:p text:style-name="P6"><text:tab/>Le script «Reader.php» plus complexe car il doit combiner les information de plusieurs tables. <text:s/>Ces routines sont :</text:p>
      <text:p text:style-name="P17"><text:span text:style-name="CharAttribute0"><text:span text:style-name="T9">validateLogin</text:span></text:span><text:span text:style-name="CharAttribute0"><text:span text:style-name="T25"> – Valide le nom d'usager et le mot de passe.</text:span></text:span></text:p>
      <text:p text:style-name="P26"><text:span text:style-name="CharAttribute0"><text:span text:style-name="T25">Paramètres :</text:span></text:span></text:p>
      <text:p text:style-name="P36"><text:span text:style-name="CharAttribute0"><text:span text:style-name="T9">userName</text:span></text:span><text:span text:style-name="CharAttribute0"><text:span text:style-name="T25"> – nom d'usager</text:span></text:span></text:p>
      <text:p text:style-name="P36"><text:span text:style-name="CharAttribute0"><text:span text:style-name="T9">passsWord</text:span></text:span><text:span text:style-name="CharAttribute0"><text:span text:style-name="T25"> – mot de passe e l'usager<text:line-break/></text:span></text:span></text:p>
      <text:p text:style-name="P26"><text:span text:style-name="CharAttribute0"><text:span text:style-name="T25">retourne : un objet contenant </text:span></text:span></text:p>
      <text:p text:style-name="P36"><text:span text:style-name="CharAttribute0"><text:span text:style-name="T25">- le status (Success/Fail)</text:span></text:span></text:p>
      <text:p text:style-name="P36"><text:span text:style-name="CharAttribute0"><text:span text:style-name="T25">- un objet contenant l'id, nom et prénom de l'usager</text:span></text:span></text:p>
      <text:p text:style-name="P36"><text:span text:style-name="CharAttribute0"><text:span text:style-name="T25">- Un objet contenant une liste de Compétences</text:span></text:span></text:p>
      <text:p text:style-name="P26"><text:span text:style-name="CharAttribute0"><text:span text:style-name="T25">Si «Status» est «Success», retourne deux objets  :</text:span></text:span></text:p>
      <text:p text:style-name="P36"><text:span text:style-name="CharAttribute0"><text:span text:style-name="T25">un objet personne ayant la forme :</text:span></text:span></text:p>
      <text:p text:style-name="P38"><text:span text:style-name="CharAttribute5"><text:span text:style-name="T9">«personne» : {«Id» : «ID_Personne»,</text:span></text:span></text:p>
      <text:p text:style-name="P89"><text:span text:style-name="CharAttribute5"><text:span text:style-name="T9">«nom» : «nom de la personne»,</text:span></text:span></text:p>
      <text:p text:style-name="P89"><text:span text:style-name="CharAttribute5"><text:span text:style-name="T9">«prenom» : «prenom de la personne»}</text:span></text:span></text:p>
      <text:p text:style-name="P36"><text:span text:style-name="CharAttribute0"><text:span text:style-name="T25">une liste d'objet competence ayant la forme :</text:span></text:span></text:p>
      <text:p text:style-name="P87"><text:span text:style-name="CharAttribute5"><text:span text:style-name="T9">«competence» : [{«Id» : «ID_Personne»,</text:span></text:span></text:p>
      <text:p text:style-name="P88"><text:span text:style-name="CharAttribute5"><text:span text:style-name="T9">«competenceValue» : «type de competence»,<text:line-break/>«ligue» : «ID_Ligue sur laquelle s'applique la competence»,<text:line-break/>«ligue» : «ID_SousLigue sur laquelle s'applique la competence»,<text:line-break/></text:span></text:span><text:soft-page-break/><text:span text:style-name="CharAttribute5"><text:span text:style-name="T9">«equipe» : «ID_Equipe sur laquelle s'applique la competence»},...]</text:span></text:span></text:p>
      <text:p text:style-name="P6"/>
      <text:p text:style-name="P16"><text:span text:style-name="CharAttribute0"><text:span text:style-name="T10">l</text:span></text:span><text:span text:style-name="CharAttribute0"><text:span text:style-name="T9">isteEquipe</text:span></text:span><text:span text:style-name="CharAttribute0"><text:span text:style-name="T25"> – fait la liste des équipes d'une ligue</text:span></text:span></text:p>
      <text:p text:style-name="P26"><text:span text:style-name="CharAttribute0"><text:span text:style-name="T25">Paramètres :</text:span></text:span></text:p>
      <text:p text:style-name="P36"><text:span text:style-name="CharAttribute0"><text:span text:style-name="T9">idLigue</text:span></text:span><text:span text:style-name="CharAttribute0"><text:span text:style-name="T25"> – Id de la ligue </text:span></text:span><text:span text:style-name="CharAttribute0"><text:span text:style-name="T26">à laquelle l'équipe apartient</text:span></text:span><text:span text:style-name="CharAttribute0"><text:span text:style-name="T25"><text:line-break/></text:span></text:span></text:p>
      <text:p text:style-name="P26"><text:span text:style-name="CharAttribute0"><text:span text:style-name="T25">retourne : un objet contenant </text:span></text:span></text:p>
      <text:p text:style-name="P36"><text:span text:style-name="CharAttribute0"><text:span text:style-name="T25">- le status (Success/Fail)</text:span></text:span></text:p>
      <text:p text:style-name="P36"><text:span text:style-name="CharAttribute0"><text:span text:style-name="T25">- Un objet contenant une liste d'équipes</text:span></text:span></text:p>
      <text:p text:style-name="P99"><text:span text:style-name="CharAttribute0"><text:span text:style-name="T25">Si «Status» est «Success», </text:span></text:span><text:span text:style-name="CharAttribute0"><text:span text:style-name="T27">la</text:span></text:span><text:span text:style-name="CharAttribute0"><text:span text:style-name="T25"> liste d'objet équipe </text:span></text:span><text:span text:style-name="CharAttribute0"><text:span text:style-name="T28">aura</text:span></text:span><text:span text:style-name="CharAttribute0"><text:span text:style-name="T25"> la forme :</text:span></text:span></text:p>
      <text:p text:style-name="P38"><text:span text:style-name="CharAttribute5"><text:span text:style-name="T9">«equipes» : [{«Id» : «ID_Equipe»,</text:span></text:span></text:p>
      <text:p text:style-name="P37"><text:span text:style-name="CharAttribute5"><text:span text:style-name="T9">«nom» : «nom de l'équipe»},...]</text:span></text:span></text:p>
      <text:p text:style-name="P6"/>
      <text:p text:style-name="P13"><text:span text:style-name="T6">listeJoueur</text:span> – Fait la liste des joueurs d'une équipe</text:p>
      <text:p text:style-name="P18">Paramètres :</text:p>
      <text:p text:style-name="P27"><text:span text:style-name="T6">idEquipe</text:span> – Id de l'équipe <text:span text:style-name="T44">de laquelle font parti les joueurs</text:span><text:line-break/></text:p>
      <text:p text:style-name="P18">retourne : un objet contenant </text:p>
      <text:p text:style-name="P27">- le status (Success/Fail)</text:p>
      <text:p text:style-name="P47">- Un objet contenant une liste de joueur</text:p>
      <text:p text:style-name="P99"><text:span text:style-name="CharAttribute0"><text:span text:style-name="T25">Si «Status» est «Success», </text:span></text:span><text:span text:style-name="CharAttribute0"><text:span text:style-name="T27">la</text:span></text:span><text:span text:style-name="CharAttribute0"><text:span text:style-name="T25"> liste d'objet </text:span></text:span><text:span text:style-name="CharAttribute0"><text:span text:style-name="T27">joueur</text:span></text:span><text:span text:style-name="CharAttribute0"><text:span text:style-name="T25"> </text:span></text:span><text:span text:style-name="CharAttribute0"><text:span text:style-name="T28">aura</text:span></text:span><text:span text:style-name="CharAttribute0"><text:span text:style-name="T25"> la forme :</text:span></text:span></text:p>
      <text:p text:style-name="P92"><text:span text:style-name="CharAttribute5"><text:span text:style-name="T9">«</text:span></text:span><text:span text:style-name="CharAttribute5"><text:span text:style-name="T11">Alignement</text:span></text:span><text:span text:style-name="CharAttribute5"><text:span text:style-name="T9">» : [{«Id» : «ID_</text:span></text:span><text:span text:style-name="CharAttribute5"><text:span text:style-name="T11">Personne</text:span></text:span><text:span text:style-name="CharAttribute5"><text:span text:style-name="T9">»,</text:span></text:span></text:p>
      <text:p text:style-name="P90"><text:span text:style-name="CharAttribute5"><text:span text:style-name="T9">«</text:span></text:span><text:span text:style-name="CharAttribute5"><text:span text:style-name="T11">pre</text:span></text:span><text:span text:style-name="CharAttribute5"><text:span text:style-name="T9">nom» : «</text:span></text:span><text:span text:style-name="CharAttribute5"><text:span text:style-name="T11">pré</text:span></text:span><text:span text:style-name="CharAttribute5"><text:span text:style-name="T9">nom de l'équipe»,<text:line-break/>«nom» : «nom de l'équipe»,<text:line-break/>«</text:span></text:span><text:span text:style-name="CharAttribute5"><text:span text:style-name="T11">numeroChandail</text:span></text:span><text:span text:style-name="CharAttribute5"><text:span text:style-name="T9">» : «</text:span></text:span><text:span text:style-name="CharAttribute5"><text:span text:style-name="T11">numéro de chandail du joueur</text:span></text:span><text:span text:style-name="CharAttribute5"><text:span text:style-name="T9">»},...]</text:span></text:span></text:p>
      <text:p text:style-name="P48"/>
      <text:p text:style-name="P13"><text:span text:style-name="T6">listeJoueurLigue</text:span> – Fait la liste des joueurs d'une ligue</text:p>
      <text:p text:style-name="P18">Paramètres :</text:p>
      <text:p text:style-name="P27"><text:span text:style-name="T6">idLigue</text:span> – Id de la ligue <text:span text:style-name="T45">dans laquelle le joueur évolu.</text:span><text:line-break/></text:p>
      <text:p text:style-name="P18">retourne : un objet contenant </text:p>
      <text:p text:style-name="P27">- le status (Success/Fail)</text:p>
      <text:p text:style-name="P49">- Un objet contenant une liste de joueur</text:p>
      <text:p text:style-name="P99"><text:span text:style-name="CharAttribute0"><text:span text:style-name="T25">Si «Status» est «Success», </text:span></text:span><text:span text:style-name="CharAttribute0"><text:span text:style-name="T27">la</text:span></text:span><text:span text:style-name="CharAttribute0"><text:span text:style-name="T25"> liste d'objet </text:span></text:span><text:span text:style-name="CharAttribute0"><text:span text:style-name="T27">joueur</text:span></text:span><text:span text:style-name="CharAttribute0"><text:span text:style-name="T25"> </text:span></text:span><text:span text:style-name="CharAttribute0"><text:span text:style-name="T28">aura</text:span></text:span><text:span text:style-name="CharAttribute0"><text:span text:style-name="T25"> la forme :</text:span></text:span></text:p>
      <text:p text:style-name="P93"><text:span text:style-name="CharAttribute5"><text:span text:style-name="T9">«</text:span></text:span><text:span text:style-name="CharAttribute5"><text:span text:style-name="T11">Alignement</text:span></text:span><text:span text:style-name="CharAttribute5"><text:span text:style-name="T9">» : [{«Id» : «ID_</text:span></text:span><text:span text:style-name="CharAttribute5"><text:span text:style-name="T11">Personne</text:span></text:span><text:span text:style-name="CharAttribute5"><text:span text:style-name="T9">»,</text:span></text:span></text:p>
      <text:p text:style-name="P100"><text:span text:style-name="CharAttribute5"><text:span text:style-name="T9">«</text:span></text:span><text:span text:style-name="CharAttribute5"><text:span text:style-name="T11">pre</text:span></text:span><text:span text:style-name="CharAttribute5"><text:span text:style-name="T9">nom» : «</text:span></text:span><text:span text:style-name="CharAttribute5"><text:span text:style-name="T11">pré</text:span></text:span><text:span text:style-name="CharAttribute5"><text:span text:style-name="T9">nom de l'équipe»,<text:line-break/>«nom» : «nom de l'équipe»,<text:line-break/>«</text:span></text:span><text:span text:style-name="CharAttribute5"><text:span text:style-name="T11">numeroChandail</text:span></text:span><text:span text:style-name="CharAttribute5"><text:span text:style-name="T9">» : «</text:span></text:span><text:span text:style-name="CharAttribute5"><text:span text:style-name="T11">numéro de chandail du joueur</text:span></text:span><text:span text:style-name="CharAttribute5"><text:span text:style-name="T9">»},...]</text:span></text:span></text:p>
      <text:p text:style-name="P13"/>
      <text:p text:style-name="P13"><text:span text:style-name="T6">listeLigue</text:span> – Fait la liste des ligues d'un gestionnaire</text:p>
      <text:p text:style-name="P18"><text:soft-page-break/>Paramètres :</text:p>
      <text:p text:style-name="P46"><text:span text:style-name="T6">idGestionnaire</text:span> – Id du gestionnaire <text:span text:style-name="T42">(facultatif)</text:span></text:p>
      <text:p text:style-name="P61">Si aucun gestionnaire n'est fourni, <text:span text:style-name="T6">listeLigue</text:span> retourne la liste de toutes les ligues connues</text:p>
      <text:p text:style-name="P18">retourne : un objet contenant </text:p>
      <text:p text:style-name="P27">- le status (Success/Fail)</text:p>
      <text:p text:style-name="P50">- Un objet contenant une liste de ligues</text:p>
      <text:p text:style-name="P64"><text:span text:style-name="CharAttribute0"><text:span text:style-name="T25">Si «Status» est «Success», </text:span></text:span><text:span text:style-name="CharAttribute0"><text:span text:style-name="T27">la</text:span></text:span><text:span text:style-name="CharAttribute0"><text:span text:style-name="T25"> liste d'objet </text:span></text:span><text:span text:style-name="CharAttribute0"><text:span text:style-name="T28">ligue</text:span></text:span><text:span text:style-name="CharAttribute0"><text:span text:style-name="T25"> </text:span></text:span><text:span text:style-name="CharAttribute0"><text:span text:style-name="T28">aura</text:span></text:span><text:span text:style-name="CharAttribute0"><text:span text:style-name="T25"> la forme :</text:span></text:span></text:p>
      <text:p text:style-name="P94"><text:span text:style-name="CharAttribute5"><text:span text:style-name="T9">«</text:span></text:span><text:span text:style-name="CharAttribute5"><text:span text:style-name="T12">Ligues</text:span></text:span><text:span text:style-name="CharAttribute5"><text:span text:style-name="T9">» : [{«Id» : «ID_</text:span></text:span><text:span text:style-name="CharAttribute5"><text:span text:style-name="T12">Ligue</text:span></text:span><text:span text:style-name="CharAttribute5"><text:span text:style-name="T9">»,</text:span></text:span></text:p>
      <text:p text:style-name="P83"><text:span text:style-name="CharAttribute5"><text:span text:style-name="T9">«nom» : «nom de l</text:span></text:span><text:span text:style-name="CharAttribute5"><text:span text:style-name="T12">a ligue</text:span></text:span><text:span text:style-name="CharAttribute5"><text:span text:style-name="T9">»},...]</text:span></text:span></text:p>
      <text:p text:style-name="P13"/>
      <text:p text:style-name="P13"><text:span text:style-name="T6">listeLigueParMarqueur</text:span> – Fait la liste des ligues pour lesquels un marqueur est autorisé </text:p>
      <text:p text:style-name="P18">Paramètres :</text:p>
      <text:p text:style-name="P27"><text:span text:style-name="T6">idMarqueur</text:span> – Id du marqueur<text:line-break/></text:p>
      <text:p text:style-name="P18">retourne : un objet contenant </text:p>
      <text:p text:style-name="P27">- le status (Success/Fail)</text:p>
      <text:p text:style-name="P51">- Un objet contenant une liste de ligues</text:p>
      <text:p text:style-name="P65"><text:span text:style-name="CharAttribute0"><text:span text:style-name="T25">Si «Status» est «Success», </text:span></text:span><text:span text:style-name="CharAttribute0"><text:span text:style-name="T27">la</text:span></text:span><text:span text:style-name="CharAttribute0"><text:span text:style-name="T25"> liste d'objet </text:span></text:span><text:span text:style-name="CharAttribute0"><text:span text:style-name="T28">ligue</text:span></text:span><text:span text:style-name="CharAttribute0"><text:span text:style-name="T25"> </text:span></text:span><text:span text:style-name="CharAttribute0"><text:span text:style-name="T28">aura</text:span></text:span><text:span text:style-name="CharAttribute0"><text:span text:style-name="T25"> la forme :</text:span></text:span></text:p>
      <text:p text:style-name="P95"><text:span text:style-name="CharAttribute5"><text:span text:style-name="T9">«</text:span></text:span><text:span text:style-name="CharAttribute5"><text:span text:style-name="T12">Ligues</text:span></text:span><text:span text:style-name="CharAttribute5"><text:span text:style-name="T9">» : [{«Id» : «ID_</text:span></text:span><text:span text:style-name="CharAttribute5"><text:span text:style-name="T12">Ligue</text:span></text:span><text:span text:style-name="CharAttribute5"><text:span text:style-name="T9">»,</text:span></text:span></text:p>
      <text:p text:style-name="P84"><text:span text:style-name="CharAttribute5"><text:span text:style-name="T9">«nom» : «nom de l</text:span></text:span><text:span text:style-name="CharAttribute5"><text:span text:style-name="T12">a ligue</text:span></text:span><text:span text:style-name="CharAttribute5"><text:span text:style-name="T9">»},...]</text:span></text:span></text:p>
      <text:p text:style-name="P13"/>
      <text:p text:style-name="P76">listeGestionnaires</text:p>
      <text:p text:style-name="P18">Paramètres :</text:p>
      <text:p text:style-name="P27">aucun<text:line-break/></text:p>
      <text:p text:style-name="P18">retourne : un objet contenant </text:p>
      <text:p text:style-name="P27">- le status (Success/Fail)</text:p>
      <text:p text:style-name="P52">- Un objet contenant une liste de gestionnaires</text:p>
      <text:p text:style-name="P66"><text:span text:style-name="CharAttribute0"><text:span text:style-name="T25">Si «Status» est «Success», </text:span></text:span><text:span text:style-name="CharAttribute0"><text:span text:style-name="T27">la</text:span></text:span><text:span text:style-name="CharAttribute0"><text:span text:style-name="T25"> liste d'objet </text:span></text:span><text:span text:style-name="CharAttribute0"><text:span text:style-name="T28">ligue</text:span></text:span><text:span text:style-name="CharAttribute0"><text:span text:style-name="T25"> </text:span></text:span><text:span text:style-name="CharAttribute0"><text:span text:style-name="T28">aura</text:span></text:span><text:span text:style-name="CharAttribute0"><text:span text:style-name="T25"> la forme :</text:span></text:span></text:p>
      <text:p text:style-name="P96"><text:span text:style-name="CharAttribute5"><text:span text:style-name="T9">«</text:span></text:span><text:span text:style-name="CharAttribute5"><text:span text:style-name="T13">Gestionnaires</text:span></text:span><text:span text:style-name="CharAttribute5"><text:span text:style-name="T9">» : [{«Id» : «ID_</text:span></text:span><text:span text:style-name="CharAttribute5"><text:span text:style-name="T13">Personne</text:span></text:span><text:span text:style-name="CharAttribute5"><text:span text:style-name="T9">»,</text:span></text:span></text:p>
      <text:p text:style-name="P86"><text:span text:style-name="CharAttribute5"><text:span text:style-name="T9">«</text:span></text:span><text:span text:style-name="CharAttribute5"><text:span text:style-name="T13">pre</text:span></text:span><text:span text:style-name="CharAttribute5"><text:span text:style-name="T9">nom» : «</text:span></text:span><text:span text:style-name="CharAttribute5"><text:span text:style-name="T13">pré</text:span></text:span><text:span text:style-name="CharAttribute5"><text:span text:style-name="T9">nom d</text:span></text:span><text:span text:style-name="CharAttribute5"><text:span text:style-name="T13">u gestionnaire</text:span></text:span><text:span text:style-name="CharAttribute5"><text:span text:style-name="T9">»,<text:line-break/>«nom» : «nom d</text:span></text:span><text:span text:style-name="CharAttribute5"><text:span text:style-name="T13">u gestionnaire </text:span></text:span><text:span text:style-name="CharAttribute5"><text:span text:style-name="T9">»},...]</text:span></text:span></text:p>
      <text:p text:style-name="P79"/>
      <text:p text:style-name="P77">statJoueur</text:p>
      <text:p text:style-name="P62">Paramètres :</text:p>
      <text:p text:style-name="P55"><text:span text:style-name="T23">ID_Joueur</text:span> – Id du <text:span text:style-name="T46">joueur<text:line-break/></text:span><text:span text:style-name="T23">ID_Saison</text:span><text:span text:style-name="T46"> – Id de l'équipe pour laquelle on veut les statistique du joueur </text:span><text:soft-page-break/><text:span text:style-name="T46">(facultatif)</text:span><text:line-break/><text:span text:style-name="T23">ID_Saison</text:span> – Id <text:span text:style-name="T46">de la saison d'intérêt (facultatif)<text:line-break/></text:span></text:p>
      <text:p text:style-name="P62">retourne : un objet contenant </text:p>
      <text:p text:style-name="P53">- le status (Success/Fail)</text:p>
      <text:p text:style-name="P53">- Un objet contenant une liste de gestionnaires</text:p>
      <text:p text:style-name="P67"><text:span text:style-name="CharAttribute0"><text:span text:style-name="T25">Si «Status» est «Success», </text:span></text:span><text:span text:style-name="CharAttribute0"><text:span text:style-name="T29">Si un idSaison est spécifié, la réponse</text:span></text:span><text:span text:style-name="CharAttribute0"><text:span text:style-name="T25"> </text:span></text:span><text:span text:style-name="CharAttribute0"><text:span text:style-name="T28">aura</text:span></text:span><text:span text:style-name="CharAttribute0"><text:span text:style-name="T25"> la forme :</text:span></text:span></text:p>
      <text:p text:style-name="P97"><text:span text:style-name="CharAttribute5"><text:span text:style-name="T9">«</text:span></text:span><text:span text:style-name="CharAttribute5"><text:span text:style-name="T14">statJoueur</text:span></text:span><text:span text:style-name="CharAttribute5"><text:span text:style-name="T9">» : {«</text:span></text:span><text:span text:style-name="CharAttribute5"><text:span text:style-name="T14">but</text:span></text:span><text:span text:style-name="CharAttribute5"><text:span text:style-name="T9">» : «</text:span></text:span><text:span text:style-name="CharAttribute5"><text:span text:style-name="T14">nombre de but marqué</text:span></text:span><text:span text:style-name="CharAttribute5"><text:span text:style-name="T9">»,</text:span></text:span></text:p>
      <text:p text:style-name="P81"><text:span text:style-name="CharAttribute5"><text:span text:style-name="T9">«</text:span></text:span><text:span text:style-name="CharAttribute5"><text:span text:style-name="T14">passe</text:span></text:span><text:span text:style-name="CharAttribute5"><text:span text:style-name="T9">» : «</text:span></text:span><text:span text:style-name="CharAttribute5"><text:span text:style-name="T13">pré</text:span></text:span><text:span text:style-name="CharAttribute5"><text:span text:style-name="T9">nom d</text:span></text:span><text:span text:style-name="CharAttribute5"><text:span text:style-name="T13">u gestionnaire</text:span></text:span><text:span text:style-name="CharAttribute5"><text:span text:style-name="T9">»,<text:line-break/>«</text:span></text:span><text:span text:style-name="CharAttribute5"><text:span text:style-name="T14">tirBarrage</text:span></text:span><text:span text:style-name="CharAttribute5"><text:span text:style-name="T9">» : «nom</text:span></text:span><text:span text:style-name="CharAttribute5"><text:span text:style-name="T14">bre</text:span></text:span><text:span text:style-name="CharAttribute5"><text:span text:style-name="T9"> </text:span></text:span><text:span text:style-name="CharAttribute5"><text:span text:style-name="T14">de but en tir de barrage</text:span></text:span><text:span text:style-name="CharAttribute5"><text:span text:style-name="T13"> </text:span></text:span><text:span text:style-name="CharAttribute5"><text:span text:style-name="T9">»,<text:line-break/>«</text:span></text:span><text:span text:style-name="CharAttribute5"><text:span text:style-name="T14">penalite</text:span></text:span><text:span text:style-name="CharAttribute5"><text:span text:style-name="T9">» : «nom</text:span></text:span><text:span text:style-name="CharAttribute5"><text:span text:style-name="T14">bre de pénalités</text:span></text:span><text:span text:style-name="CharAttribute5"><text:span text:style-name="T13"> </text:span></text:span><text:span text:style-name="CharAttribute5"><text:span text:style-name="T9">»}</text:span></text:span></text:p>
      <text:p text:style-name="P67"><text:span text:style-name="CharAttribute0"><text:span text:style-name="T25">Si «Status» est «Success», </text:span></text:span><text:span text:style-name="CharAttribute0"><text:span text:style-name="T29">si aucune saison </text:span></text:span><text:span text:style-name="CharAttribute0"><text:span text:style-name="T30">ni équipe ne sont</text:span></text:span><text:span text:style-name="CharAttribute0"><text:span text:style-name="T29"> spécifié</text:span></text:span><text:span text:style-name="CharAttribute0"><text:span text:style-name="T30">es</text:span></text:span><text:span text:style-name="CharAttribute0"><text:span text:style-name="T29">, </text:span></text:span><text:span text:style-name="CharAttribute0"><text:span text:style-name="T27">la</text:span></text:span><text:span text:style-name="CharAttribute0"><text:span text:style-name="T25"> </text:span></text:span><text:span text:style-name="CharAttribute0"><text:span text:style-name="T29">réponse</text:span></text:span><text:span text:style-name="CharAttribute0"><text:span text:style-name="T25"> </text:span></text:span><text:span text:style-name="CharAttribute0"><text:span text:style-name="T28">aura</text:span></text:span><text:span text:style-name="CharAttribute0"><text:span text:style-name="T25"> la forme :</text:span></text:span></text:p>
      <text:p text:style-name="P97"><text:span text:style-name="CharAttribute5"><text:span text:style-name="T9">«</text:span></text:span><text:span text:style-name="CharAttribute5"><text:span text:style-name="T14">statJoueur</text:span></text:span><text:span text:style-name="CharAttribute5"><text:span text:style-name="T9">» : [{«</text:span></text:span><text:span text:style-name="CharAttribute5"><text:span text:style-name="T14">but</text:span></text:span><text:span text:style-name="CharAttribute5"><text:span text:style-name="T9">» : «</text:span></text:span><text:span text:style-name="CharAttribute5"><text:span text:style-name="T14">nombre de but marqué</text:span></text:span><text:span text:style-name="CharAttribute5"><text:span text:style-name="T9">»,</text:span></text:span></text:p>
      <text:p text:style-name="P82"><text:span text:style-name="CharAttribute5"><text:span text:style-name="T9">«</text:span></text:span><text:span text:style-name="CharAttribute5"><text:span text:style-name="T14">passe</text:span></text:span><text:span text:style-name="CharAttribute5"><text:span text:style-name="T9">» : «</text:span></text:span><text:span text:style-name="CharAttribute5"><text:span text:style-name="T13">pré</text:span></text:span><text:span text:style-name="CharAttribute5"><text:span text:style-name="T9">nom d</text:span></text:span><text:span text:style-name="CharAttribute5"><text:span text:style-name="T13">u gestionnaire</text:span></text:span><text:span text:style-name="CharAttribute5"><text:span text:style-name="T9">»,<text:line-break/>«</text:span></text:span><text:span text:style-name="CharAttribute5"><text:span text:style-name="T14">tirBarrage</text:span></text:span><text:span text:style-name="CharAttribute5"><text:span text:style-name="T9">» : «nom</text:span></text:span><text:span text:style-name="CharAttribute5"><text:span text:style-name="T14">bre</text:span></text:span><text:span text:style-name="CharAttribute5"><text:span text:style-name="T9"> </text:span></text:span><text:span text:style-name="CharAttribute5"><text:span text:style-name="T14">de but en tir de barrage</text:span></text:span><text:span text:style-name="CharAttribute5"><text:span text:style-name="T13"> </text:span></text:span><text:span text:style-name="CharAttribute5"><text:span text:style-name="T9">»,<text:line-break/>«</text:span></text:span><text:span text:style-name="CharAttribute5"><text:span text:style-name="T14">penalite</text:span></text:span><text:span text:style-name="CharAttribute5"><text:span text:style-name="T9">» : «nom</text:span></text:span><text:span text:style-name="CharAttribute5"><text:span text:style-name="T14">bre de pénalités</text:span></text:span><text:span text:style-name="CharAttribute5"><text:span text:style-name="T13"> </text:span></text:span><text:span text:style-name="CharAttribute5"><text:span text:style-name="T9">»,<text:line-break/>«</text:span></text:span><text:span text:style-name="CharAttribute5"><text:span text:style-name="T16">equipe</text:span></text:span><text:span text:style-name="CharAttribute5"><text:span text:style-name="T9">» : «n</text:span></text:span><text:span text:style-name="CharAttribute5"><text:span text:style-name="T16">om de l'équipe</text:span></text:span><text:span text:style-name="CharAttribute5"><text:span text:style-name="T9">»,<text:line-break/>«</text:span></text:span><text:span text:style-name="CharAttribute5"><text:span text:style-name="T14">saison</text:span></text:span><text:span text:style-name="CharAttribute5"><text:span text:style-name="T9">» : «n</text:span></text:span><text:span text:style-name="CharAttribute5"><text:span text:style-name="T14">uméro de saison</text:span></text:span><text:span text:style-name="CharAttribute5"><text:span text:style-name="T9">»},...]</text:span></text:span></text:p>
      <text:p text:style-name="P80"/>
      <text:p text:style-name="P78">statEquipe</text:p>
      <text:p text:style-name="P63">Paramètres :</text:p>
      <text:p text:style-name="P54"><text:span text:style-name="T23">ID_</text:span><text:span text:style-name="T24">Equipe</text:span> – Id d<text:span text:style-name="T47">e l'équipe</text:span><text:line-break/><text:span text:style-name="T23">ID_Saison</text:span> – Id <text:span text:style-name="T46">de la saison d'intérêt (facultatif)<text:line-break/></text:span></text:p>
      <text:p text:style-name="P63">retourne : un objet contenant </text:p>
      <text:p text:style-name="P54">- le status (Success/Fail)</text:p>
      <text:p text:style-name="P54">- Un objet contenant une liste de gestionnaires</text:p>
      <text:p text:style-name="P68"><text:span text:style-name="CharAttribute0"><text:span text:style-name="T25">Si «Status» est «Success», </text:span></text:span><text:span text:style-name="CharAttribute0"><text:span text:style-name="T29">Si un idSaison est spécifié, la réponse</text:span></text:span><text:span text:style-name="CharAttribute0"><text:span text:style-name="T25"> </text:span></text:span><text:span text:style-name="CharAttribute0"><text:span text:style-name="T28">aura</text:span></text:span><text:span text:style-name="CharAttribute0"><text:span text:style-name="T25"> la forme :</text:span></text:span></text:p>
      <text:p text:style-name="P98"><text:span text:style-name="CharAttribute5"><text:span text:style-name="T9">«</text:span></text:span><text:span text:style-name="CharAttribute5"><text:span text:style-name="T15">statEquipe</text:span></text:span><text:span text:style-name="CharAttribute5"><text:span text:style-name="T9">» : {«</text:span></text:span><text:span text:style-name="CharAttribute5"><text:span text:style-name="T15">partie</text:span></text:span><text:span text:style-name="CharAttribute5"><text:span text:style-name="T9">» : «</text:span></text:span><text:span text:style-name="CharAttribute5"><text:span text:style-name="T14">nombre de </text:span></text:span><text:span text:style-name="CharAttribute5"><text:span text:style-name="T15">partie jouées</text:span></text:span><text:span text:style-name="CharAttribute5"><text:span text:style-name="T9">»</text:span></text:span></text:p>
      <text:p text:style-name="P91"><text:span text:style-name="CharAttribute5"><text:span text:style-name="T9">«</text:span></text:span><text:span text:style-name="CharAttribute5"><text:span text:style-name="T15">victoire</text:span></text:span><text:span text:style-name="CharAttribute5"><text:span text:style-name="T9">» : «</text:span></text:span><text:span text:style-name="CharAttribute5"><text:span text:style-name="T14">nombre de </text:span></text:span><text:span text:style-name="CharAttribute5"><text:span text:style-name="T15">victoires</text:span></text:span><text:span text:style-name="CharAttribute5"><text:span text:style-name="T9">»,<text:line-break/>«</text:span></text:span><text:span text:style-name="CharAttribute5"><text:span text:style-name="T15">defaite</text:span></text:span><text:span text:style-name="CharAttribute5"><text:span text:style-name="T9">» : «</text:span></text:span><text:span text:style-name="CharAttribute5"><text:span text:style-name="T15">nombre de défaites</text:span></text:span><text:span text:style-name="CharAttribute5"><text:span text:style-name="T9">»,<text:line-break/>«</text:span></text:span><text:span text:style-name="CharAttribute5"><text:span text:style-name="T15">butPour</text:span></text:span><text:span text:style-name="CharAttribute5"><text:span text:style-name="T9">» : «nom</text:span></text:span><text:span text:style-name="CharAttribute5"><text:span text:style-name="T14">bre</text:span></text:span><text:span text:style-name="CharAttribute5"><text:span text:style-name="T9"> </text:span></text:span><text:span text:style-name="CharAttribute5"><text:span text:style-name="T14">de but </text:span></text:span><text:span text:style-name="CharAttribute5"><text:span text:style-name="T15">en faveur</text:span></text:span><text:span text:style-name="CharAttribute5"><text:span text:style-name="T13"> </text:span></text:span><text:span text:style-name="CharAttribute5"><text:span text:style-name="T9">»,<text:line-break/>«</text:span></text:span><text:span text:style-name="CharAttribute5"><text:span text:style-name="T15">butContre</text:span></text:span><text:span text:style-name="CharAttribute5"><text:span text:style-name="T9">» : «nom</text:span></text:span><text:span text:style-name="CharAttribute5"><text:span text:style-name="T14">bre</text:span></text:span><text:span text:style-name="CharAttribute5"><text:span text:style-name="T9"> </text:span></text:span><text:span text:style-name="CharAttribute5"><text:span text:style-name="T14">de but </text:span></text:span><text:span text:style-name="CharAttribute5"><text:span text:style-name="T15">en défaveur</text:span></text:span><text:span text:style-name="CharAttribute5"><text:span text:style-name="T13"> </text:span></text:span><text:span text:style-name="CharAttribute5"><text:span text:style-name="T9">»,<text:line-break/>«</text:span></text:span><text:span text:style-name="CharAttribute5"><text:span text:style-name="T14">penalite</text:span></text:span><text:span text:style-name="CharAttribute5"><text:span text:style-name="T9">» : «nom</text:span></text:span><text:span text:style-name="CharAttribute5"><text:span text:style-name="T14">bre de pénalités</text:span></text:span><text:span text:style-name="CharAttribute5"><text:span text:style-name="T13"> </text:span></text:span><text:span text:style-name="CharAttribute5"><text:span text:style-name="T9">»}</text:span></text:span></text:p>
      <text:p text:style-name="P68"><text:span text:style-name="CharAttribute0"><text:span text:style-name="T25">Si «Status» est «Success», </text:span></text:span><text:span text:style-name="CharAttribute0"><text:span text:style-name="T29">si aucune saison n'est spécifiée, </text:span></text:span><text:span text:style-name="CharAttribute0"><text:span text:style-name="T27">la</text:span></text:span><text:span text:style-name="CharAttribute0"><text:span text:style-name="T25"> </text:span></text:span><text:span text:style-name="CharAttribute0"><text:span text:style-name="T29">réponse</text:span></text:span><text:span text:style-name="CharAttribute0"><text:span text:style-name="T25"> </text:span></text:span><text:span text:style-name="CharAttribute0"><text:span text:style-name="T28">aura</text:span></text:span><text:span text:style-name="CharAttribute0"><text:span text:style-name="T25"> la forme :</text:span></text:span></text:p>
      <text:p text:style-name="P98"><text:span text:style-name="CharAttribute5"><text:span text:style-name="T9">«</text:span></text:span><text:span text:style-name="CharAttribute5"><text:span text:style-name="T15">statEquipe</text:span></text:span><text:span text:style-name="CharAttribute5"><text:span text:style-name="T9">» : [{«</text:span></text:span><text:span text:style-name="CharAttribute5"><text:span text:style-name="T15">partie</text:span></text:span><text:span text:style-name="CharAttribute5"><text:span text:style-name="T9">» : «</text:span></text:span><text:span text:style-name="CharAttribute5"><text:span text:style-name="T14">nombre de </text:span></text:span><text:span text:style-name="CharAttribute5"><text:span text:style-name="T15">partie jouées</text:span></text:span><text:span text:style-name="CharAttribute5"><text:span text:style-name="T9">»,</text:span></text:span></text:p>
      <text:p text:style-name="P91"><text:span text:style-name="CharAttribute5"><text:span text:style-name="T9">«</text:span></text:span><text:span text:style-name="CharAttribute5"><text:span text:style-name="T15">victoire</text:span></text:span><text:span text:style-name="CharAttribute5"><text:span text:style-name="T9">» : «</text:span></text:span><text:span text:style-name="CharAttribute5"><text:span text:style-name="T14">nombre de </text:span></text:span><text:span text:style-name="CharAttribute5"><text:span text:style-name="T15">victoires</text:span></text:span><text:span text:style-name="CharAttribute5"><text:span text:style-name="T9">»,<text:line-break/>«</text:span></text:span><text:span text:style-name="CharAttribute5"><text:span text:style-name="T15">defaite</text:span></text:span><text:span text:style-name="CharAttribute5"><text:span text:style-name="T9">» : «</text:span></text:span><text:span text:style-name="CharAttribute5"><text:span text:style-name="T15">nombre de défaites</text:span></text:span><text:span text:style-name="CharAttribute5"><text:span text:style-name="T9">»,<text:line-break/>«</text:span></text:span><text:span text:style-name="CharAttribute5"><text:span text:style-name="T15">butPour</text:span></text:span><text:span text:style-name="CharAttribute5"><text:span text:style-name="T9">» : «nom</text:span></text:span><text:span text:style-name="CharAttribute5"><text:span text:style-name="T14">bre</text:span></text:span><text:span text:style-name="CharAttribute5"><text:span text:style-name="T9"> </text:span></text:span><text:span text:style-name="CharAttribute5"><text:span text:style-name="T14">de but </text:span></text:span><text:span text:style-name="CharAttribute5"><text:span text:style-name="T15">en faveur</text:span></text:span><text:span text:style-name="CharAttribute5"><text:span text:style-name="T13"> </text:span></text:span><text:span text:style-name="CharAttribute5"><text:span text:style-name="T9">»,<text:line-break/>«</text:span></text:span><text:span text:style-name="CharAttribute5"><text:span text:style-name="T15">butContre</text:span></text:span><text:span text:style-name="CharAttribute5"><text:span text:style-name="T9">» : «nom</text:span></text:span><text:span text:style-name="CharAttribute5"><text:span text:style-name="T14">bre</text:span></text:span><text:span text:style-name="CharAttribute5"><text:span text:style-name="T9"> </text:span></text:span><text:span text:style-name="CharAttribute5"><text:span text:style-name="T14">de but </text:span></text:span><text:span text:style-name="CharAttribute5"><text:span text:style-name="T15">en défaveur</text:span></text:span><text:span text:style-name="CharAttribute5"><text:span text:style-name="T13"> </text:span></text:span><text:span text:style-name="CharAttribute5"><text:span text:style-name="T9">»,<text:line-break/>«</text:span></text:span><text:span text:style-name="CharAttribute5"><text:span text:style-name="T14">penalite</text:span></text:span><text:span text:style-name="CharAttribute5"><text:span text:style-name="T9">» : «nom</text:span></text:span><text:span text:style-name="CharAttribute5"><text:span text:style-name="T14">bre de pénalités</text:span></text:span><text:span text:style-name="CharAttribute5"><text:span text:style-name="T13"> </text:span></text:span><text:span text:style-name="CharAttribute5"><text:span text:style-name="T9">»,</text:span></text:span><text:span text:style-name="CharAttribute5"><text:span text:style-name="T9"><text:line-break/>«</text:span></text:span><text:span text:style-name="CharAttribute5"><text:span text:style-name="T14">saison</text:span></text:span><text:span text:style-name="CharAttribute5"><text:span text:style-name="T9">» : «n</text:span></text:span><text:span text:style-name="CharAttribute5"><text:span text:style-name="T14">uméro de saison</text:span></text:span><text:span text:style-name="CharAttribute5"><text:span text:style-name="T9">»},...]</text:span></text:span></text:p>
      <text:p text:style-name="P3"><text:soft-page-break/></text:p>
      <text:list xml:id="list1283272694868012433" text:style-name="WWNum1">
        <text:list-item>
          <text:h text:style-name="P85" text:outline-level="1">Android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Attribute8" style:family="paragraph" style:default-outline-level="">
      <style:paragraph-properties fo:margin-left="3.752cm" fo:margin-right="0cm" fo:text-align="start" style:justify-single-word="false" fo:orphans="0" fo:widows="0" fo:text-indent="0cm" style:auto-text-indent="false" style:writing-mode="lr-tb"/>
    </style:style>
    <style:style style:name="ParaAttribute4" style:family="paragraph" style:default-outline-level="">
      <style:paragraph-properties fo:margin-left="1.251cm" fo:margin-right="0cm" fo:text-align="start" style:justify-single-word="false" fo:orphans="0" fo:widows="0" fo:text-indent="0cm" style:auto-text-indent="false" style:writing-mode="lr-tb"/>
    </style:style>
    <style:style style:name="ParaAttribute7" style:family="paragraph" style:default-outline-level="">
      <style:paragraph-properties fo:margin-left="2.501cm" fo:margin-right="0cm" fo:text-align="start" style:justify-single-word="false" fo:orphans="0" fo:widows="0" fo:text-indent="0cm" style:auto-text-indent="false" style:writing-mode="lr-tb"/>
    </style:style>
    <style:style style:name="CharAttribute5" style:family="text">
      <style:text-properties fo:color="#0000ff" style:font-name="Liberation Serif" fo:font-family="'Liberation Serif'" style:font-family-generic="roman" style:font-pitch="variable" fo:font-size="12pt" style:font-name-asian="WenQuanYi Micro Hei" style:font-family-asian="'WenQuanYi Micro Hei'" style:font-family-generic-asian="system" style:font-pitch-asian="variable" style:font-size-asian="12pt"/>
    </style:style>
    <style:style style:name="CharAttribute0" style:family="text">
      <style:text-properties style:font-name="Liberation Serif" fo:font-family="'Liberation Serif'" style:font-family-generic="roman" style:font-pitch="variable" fo:font-size="12pt" style:font-name-asian="WenQuanYi Micro Hei" style:font-family-asian="'WenQuanYi Micro Hei'" style:font-family-generic-asian="system" style:font-pitch-asian="variable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St-Pierre</meta:initial-creator>
    <meta:creation-date>2016-04-21T09:25:17.786032436</meta:creation-date>
    <meta:generator>LibreOffice/4.3.7.2$Linux_X86_64 LibreOffice_project/430$Build-2</meta:generator>
    <dc:date>2016-04-25T13:07:05.829026334</dc:date>
    <dc:creator>Thierry St-Pierre</dc:creator>
    <meta:editing-duration>PT12H20M45S</meta:editing-duration>
    <meta:editing-cycles>33</meta:editing-cycles>
    <meta:document-statistic meta:table-count="1" meta:image-count="0" meta:object-count="0" meta:page-count="8" meta:paragraph-count="197" meta:word-count="1772" meta:character-count="10903" meta:non-whitespace-character-count="9219"/>
  </office:meta>
</office:document-meta>
</file>